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rsionControlledItemCollection.merge( MergeInfo mergeInf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VersionControlledItemCollection.addHrefProperty( DavPropertyName name , Value [ ] values , boolean isProtect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ersionControlledItemCollection.checki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VersionControlledItemCollection.getSupportedMethod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VersionControlledItemCollection.VersionControlledItemCollection( DavResourceLocator locator , JcrDavSession session , DavResourceFactory factory , Item ite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ersionControlledItemCollection.uncheck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ControlledItemCollection.getVersionHistor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VersionControlledItemCollection.label( LabelInfo labelInfo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VersionControlledItemCollection.update( UpdateInfo updateInfo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">
            <text:p text:style-name="Table_20_Contents">8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VersionControlledItemCollection.resolveMergeConflict( List changeList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4">
            <text:p text:style-name="Table_20_Contents">14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VersionControlledItemCollection.checkou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VersionControlledItemCollection.addVersionControl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VersionControlledItemCollection.initProperties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VersionControlledItemCollection.initSupportedReport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ersionControlledItemCollection.getLocatorFromHref( String h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ersionControlledItemCollection.isVersionControll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VersionControlledItemCollection.alterProperties( List change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